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Table_20_Contents">
      <style:text-properties style:font-name="Trebuchet MS" fo:font-size="8pt" style:font-size-asian="8pt" style:font-size-complex="8pt"/>
    </style:style>
    <style:style style:name="P2" style:family="paragraph" style:parent-style-name="Table_20_Contents">
      <style:text-properties style:font-name="Trebuchet MS" fo:font-size="8pt" officeooo:paragraph-rsid="00046750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6pt" officeooo:rsid="0000fc07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6pt" officeooo:rsid="0000fc07" officeooo:paragraph-rsid="0000fc07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6pt" officeooo:rsid="00046750" officeooo:paragraph-rsid="00046750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6pt" officeooo:rsid="0000fc07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6pt" officeooo:rsid="00064b76" officeooo:paragraph-rsid="00064b76" style:font-size-asian="16pt" style:font-size-complex="16pt"/>
    </style:style>
    <style:style style:name="P12" style:family="paragraph" style:parent-style-name="Table_20_Contents">
      <style:text-properties style:font-name="Trebuchet MS" fo:font-size="8pt" style:font-size-asian="8pt" style:font-size-complex="8pt"/>
    </style:style>
    <style:style style:name="P13" style:family="paragraph" style:parent-style-name="Table_20_Contents">
      <style:text-properties style:font-name="Trebuchet MS" fo:font-size="8pt" officeooo:paragraph-rsid="00046750" style:font-size-asian="8pt" style:font-size-complex="8pt"/>
    </style:style>
    <style:style style:name="P14" style:family="paragraph">
      <style:paragraph-properties fo:text-align="center"/>
    </style:style>
    <style:style style:name="T1" style:family="text">
      <style:text-properties officeooo:rsid="0000bbc0"/>
    </style:style>
    <style:style style:name="T2" style:family="text">
      <style:text-properties officeooo:rsid="0000fc07"/>
    </style:style>
    <style:style style:name="T3" style:family="text">
      <style:text-properties officeooo:rsid="00064b76"/>
    </style:style>
    <style:style style:name="T4" style:family="text">
      <style:text-properties officeooo:rsid="00066223"/>
    </style:style>
    <style:style style:name="T5" style:family="text">
      <style:text-properties officeooo:rsid="00084d41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line text:anchor-type="paragraph" draw:z-index="0" draw:style-name="gr1" draw:text-style-name="P14" svg:x1="6.8709in" svg:y1="-1.6709in" svg:x2="7.0563in" svg:y2="-1.6709in"><text:p/></draw:line><draw:line text:anchor-type="paragraph" draw:z-index="1" draw:style-name="gr1" draw:text-style-name="P14" svg:x1="3.3957in" svg:y1="-1.8807in" svg:x2="3.3957in" svg:y2="-1.6587in"><text:p/></draw:line><text:line-break/></text:p>
            <text:p text:style-name="P4"/>
            <text:p text:style-name="P4"/>
            <text:p text:style-name="P4">To <text:span text:style-name="T1">the Mafia</text:span></text:p>
            <text:p text:style-name="P1"/>
          </table:table-cell>
          <table:table-cell table:style-name="Table1.A1" office:value-type="string">
            <text:p text:style-name="P3"><draw:line text:anchor-type="paragraph" draw:z-index="2" draw:style-name="gr1" draw:text-style-name="P14" svg:x1="6.8709in" svg:y1="-1.6709in" svg:x2="7.0563in" svg:y2="-1.6709in"><text:p/></draw:line><draw:line text:anchor-type="paragraph" draw:z-index="3" draw:style-name="gr1" draw:text-style-name="P14" svg:x1="3.3957in" svg:y1="-1.8807in" svg:x2="3.3957in" svg:y2="-1.6587in"><text:p/></draw:line><text:line-break/></text:p>
            <text:p text:style-name="P4"/>
            <text:p text:style-name="P4">To the </text:p>
            <text:p text:style-name="P4">Ladies' Flower</text:p>
            <text:p text:style-name="P4">Gardening Society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draw:line text:anchor-type="paragraph" draw:z-index="4" draw:style-name="gr1" draw:text-style-name="P14" svg:x1="6.8709in" svg:y1="-1.6709in" svg:x2="7.0563in" svg:y2="-1.6709in"><text:p/></draw:line><draw:line text:anchor-type="paragraph" draw:z-index="5" draw:style-name="gr1" draw:text-style-name="P14" svg:x1="3.3957in" svg:y1="-1.8807in" svg:x2="3.3957in" svg:y2="-1.6587in"><text:p/></draw:line><text:line-break/></text:p>
            <text:p text:style-name="P4"/>
            <text:p text:style-name="P4">At the Black Hat</text:p>
            <text:p text:style-name="P4">hacker conference</text:p>
            <text:p text:style-name="P1"/>
          </table:table-cell>
          <table:table-cell table:style-name="Table1.A1" office:value-type="string">
            <text:p text:style-name="P3"><draw:line text:anchor-type="paragraph" draw:z-index="6" draw:style-name="gr1" draw:text-style-name="P14" svg:x1="6.8709in" svg:y1="-1.6709in" svg:x2="7.0563in" svg:y2="-1.6709in"><text:p/></draw:line><draw:line text:anchor-type="paragraph" draw:z-index="7" draw:style-name="gr1" draw:text-style-name="P14" svg:x1="3.3957in" svg:y1="-1.8807in" svg:x2="3.3957in" svg:y2="-1.6587in"><text:p/></draw:line><text:line-break/></text:p>
            <text:p text:style-name="P4"/>
            <text:p text:style-name="P4">To a group of </text:p>
            <text:p text:style-name="P4">just-beginning</text:p>
            <text:p text:style-name="P4">developer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<draw:line text:anchor-type="paragraph" draw:z-index="8" draw:style-name="gr1" draw:text-style-name="P14" svg:x1="6.8709in" svg:y1="-1.6709in" svg:x2="7.0563in" svg:y2="-1.6709in"><text:p/></draw:line><draw:line text:anchor-type="paragraph" draw:z-index="9" draw:style-name="gr1" draw:text-style-name="P14" svg:x1="3.3957in" svg:y1="-1.8807in" svg:x2="3.3957in" svg:y2="-1.6587in"><text:p/></draw:line><text:line-break/></text:p>
            <text:p text:style-name="P4"/>
            <text:p text:style-name="P4">On a compare &amp; contrast</text:p>
            <text:p text:style-name="P4">panel at a <text:span text:style-name="T5">tech </text:span>conference</text:p>
            <text:p text:style-name="P1"/>
          </table:table-cell>
          <table:table-cell table:style-name="Table1.A1" office:value-type="string">
            <text:p text:style-name="P3"><draw:line text:anchor-type="paragraph" draw:z-index="10" draw:style-name="gr1" draw:text-style-name="P14" svg:x1="6.8709in" svg:y1="-1.6709in" svg:x2="7.0563in" svg:y2="-1.6709in"><text:p/></draw:line><draw:line text:anchor-type="paragraph" draw:z-index="11" draw:style-name="gr1" draw:text-style-name="P14" svg:x1="3.3957in" svg:y1="-1.8807in" svg:x2="3.3957in" svg:y2="-1.6587in"><text:p/></draw:line><text:line-break/></text:p>
            <text:p text:style-name="P4"/>
            <text:p text:style-name="P4">To a board of venture</text:p>
            <text:p text:style-name="P4">capital investor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<draw:line text:anchor-type="paragraph" draw:z-index="12" draw:style-name="gr1" draw:text-style-name="P14" svg:x1="6.8709in" svg:y1="-1.6709in" svg:x2="7.0563in" svg:y2="-1.6709in"><text:p/></draw:line><draw:line text:anchor-type="paragraph" draw:z-index="13" draw:style-name="gr1" draw:text-style-name="P14" svg:x1="3.3957in" svg:y1="-1.8807in" svg:x2="3.3957in" svg:y2="-1.6587in"><text:p/></draw:line><text:line-break/></text:p>
            <text:p text:style-name="P4"/>
            <text:p text:style-name="P4">At the Computer Science Educators' Conference</text:p>
            <text:p text:style-name="P1"/>
          </table:table-cell>
          <table:table-cell table:style-name="Table1.A1" office:value-type="string">
            <text:p text:style-name="P3"><draw:line text:anchor-type="paragraph" draw:z-index="14" draw:style-name="gr1" draw:text-style-name="P14" svg:x1="6.8709in" svg:y1="-1.6709in" svg:x2="7.0563in" svg:y2="-1.6709in"><text:p/></draw:line><draw:line text:anchor-type="paragraph" draw:z-index="15" draw:style-name="gr1" draw:text-style-name="P14" svg:x1="3.3957in" svg:y1="-1.8807in" svg:x2="3.3957in" svg:y2="-1.6587in"><text:p/></draw:line><text:line-break/></text:p>
            <text:p text:style-name="P4"/>
            <text:p text:style-name="P4">To a <text:span text:style-name="T3">6</text:span>th-grade </text:p>
            <text:p text:style-name="P4">honors clas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<draw:line text:anchor-type="paragraph" draw:z-index="16" draw:style-name="gr1" draw:text-style-name="P14" svg:x1="6.8709in" svg:y1="-1.6709in" svg:x2="7.0563in" svg:y2="-1.6709in"><text:p/></draw:line><draw:line text:anchor-type="paragraph" draw:z-index="17" draw:style-name="gr1" draw:text-style-name="P14" svg:x1="3.3957in" svg:y1="-1.8807in" svg:x2="3.3957in" svg:y2="-1.6587in"><text:p/></draw:line><text:line-break/></text:p>
            <text:p text:style-name="P4"/>
            <text:p text:style-name="P4">At a US Defense Dept.</text:p>
            <text:p text:style-name="P4">techology day</text:p>
            <text:p text:style-name="P1"/>
          </table:table-cell>
          <table:table-cell table:style-name="Table1.A1" office:value-type="string">
            <text:p text:style-name="P3"><draw:line text:anchor-type="paragraph" draw:z-index="18" draw:style-name="gr1" draw:text-style-name="P14" svg:x1="6.8709in" svg:y1="-1.6709in" svg:x2="7.0563in" svg:y2="-1.6709in"><text:p/></draw:line><draw:line text:anchor-type="paragraph" draw:z-index="19" draw:style-name="gr1" draw:text-style-name="P14" svg:x1="3.3957in" svg:y1="-1.8807in" svg:x2="3.3957in" svg:y2="-1.6587in"><text:p/></draw:line><text:line-break/></text:p>
            <text:p text:style-name="P4"/>
            <text:p text:style-name="P4">During Open Mic</text:p>
            <text:p text:style-name="P4">at a coffeehouse</text:p>
            <text:p text:style-name="P1"/>
          </table:table-cell>
        </table:table-row>
        <text:soft-page-break/>
        <table:table-row table:style-name="Table1.1">
          <table:table-cell table:style-name="Table1.A1" office:value-type="string">
            <text:p text:style-name="P3"><draw:line text:anchor-type="paragraph" draw:z-index="20" draw:style-name="gr1" draw:text-style-name="P14" svg:x1="6.8709in" svg:y1="-1.6709in" svg:x2="7.0563in" svg:y2="-1.6709in"><text:p/></draw:line><draw:line text:anchor-type="paragraph" draw:z-index="21" draw:style-name="gr1" draw:text-style-name="P14" svg:x1="3.3957in" svg:y1="-1.8807in" svg:x2="3.3957in" svg:y2="-1.6587in"><text:p/></draw:line><text:line-break/></text:p>
            <text:p text:style-name="P4"/>
            <text:p text:style-name="P6">At your family<text:line-break/>dinner table<text:line-break/>during a major holiday</text:p>
            <text:p text:style-name="P1"/>
          </table:table-cell>
          <table:table-cell table:style-name="Table1.A1" office:value-type="string">
            <text:p text:style-name="P3"><draw:line text:anchor-type="paragraph" draw:z-index="22" draw:style-name="gr1" draw:text-style-name="P14" svg:x1="6.8709in" svg:y1="-1.6709in" svg:x2="7.0563in" svg:y2="-1.6709in"><text:p/></draw:line><draw:line text:anchor-type="paragraph" draw:z-index="23" draw:style-name="gr1" draw:text-style-name="P14" svg:x1="3.3957in" svg:y1="-1.8807in" svg:x2="3.3957in" svg:y2="-1.6587in"><text:p/></draw:line><text:line-break/></text:p>
            <text:p text:style-name="P4"/>
            <text:p text:style-name="P6">To a local</text:p>
            <text:p text:style-name="P6">User's Group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<draw:line text:anchor-type="paragraph" draw:z-index="24" draw:style-name="gr1" draw:text-style-name="P14" svg:x1="6.8709in" svg:y1="-1.6709in" svg:x2="7.0563in" svg:y2="-1.6709in"><text:p/></draw:line><draw:line text:anchor-type="paragraph" draw:z-index="25" draw:style-name="gr1" draw:text-style-name="P14" svg:x1="3.3957in" svg:y1="-1.8807in" svg:x2="3.3957in" svg:y2="-1.6587in"><text:p/></draw:line><text:line-break/></text:p>
            <text:p text:style-name="P4"/>
            <text:p text:style-name="P6"><text:span text:style-name="T4">In a</text:span> technology <text:line-break/>self-help group</text:p>
            <text:p text:style-name="P6">for seniors</text:p>
            <text:p text:style-name="P1"/>
          </table:table-cell>
          <table:table-cell table:style-name="Table1.A1" office:value-type="string">
            <text:p text:style-name="P3"><draw:line text:anchor-type="paragraph" draw:z-index="26" draw:style-name="gr1" draw:text-style-name="P14" svg:x1="6.8709in" svg:y1="-1.6709in" svg:x2="7.0563in" svg:y2="-1.6709in"><text:p/></draw:line><draw:line text:anchor-type="paragraph" draw:z-index="27" draw:style-name="gr1" draw:text-style-name="P14" svg:x1="3.3957in" svg:y1="-1.8807in" svg:x2="3.3957in" svg:y2="-1.6587in"><text:p/></draw:line><text:line-break/></text:p>
            <text:p text:style-name="P4"/>
            <text:p text:style-name="P6"><text:line-break/>To a sports team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<draw:line text:anchor-type="paragraph" draw:z-index="28" draw:style-name="gr1" draw:text-style-name="P14" svg:x1="6.8709in" svg:y1="-1.6709in" svg:x2="7.0563in" svg:y2="-1.6709in"><text:p/></draw:line><draw:line text:anchor-type="paragraph" draw:z-index="29" draw:style-name="gr1" draw:text-style-name="P14" svg:x1="3.3957in" svg:y1="-1.8807in" svg:x2="3.3957in" svg:y2="-1.6587in"><text:p/></draw:line><text:line-break/></text:p>
            <text:p text:style-name="P4"/>
            <text:p text:style-name="P6">During a<text:line-break/>legislative hearing</text:p>
            <text:p text:style-name="P1"/>
          </table:table-cell>
          <table:table-cell table:style-name="Table1.A1" office:value-type="string">
            <text:p text:style-name="P3"><draw:line text:anchor-type="paragraph" draw:z-index="30" draw:style-name="gr1" draw:text-style-name="P14" svg:x1="6.8709in" svg:y1="-1.6709in" svg:x2="7.0563in" svg:y2="-1.6709in"><text:p/></draw:line><draw:line text:anchor-type="paragraph" draw:z-index="31" draw:style-name="gr1" draw:text-style-name="P14" svg:x1="3.3957in" svg:y1="-1.8807in" svg:x2="3.3957in" svg:y2="-1.6587in"><text:p/></draw:line><text:line-break/></text:p>
            <text:p text:style-name="P5"/>
            <text:p text:style-name="P7">At a college</text:p>
            <text:p text:style-name="P7">career seminar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draw:line text:anchor-type="paragraph" draw:z-index="32" draw:style-name="gr1" draw:text-style-name="P14" svg:x1="6.8709in" svg:y1="-1.6709in" svg:x2="7.0563in" svg:y2="-1.6709in"><text:p/></draw:line><draw:line text:anchor-type="paragraph" draw:z-index="33" draw:style-name="gr1" draw:text-style-name="P14" svg:x1="3.3957in" svg:y1="-1.8807in" svg:x2="3.3957in" svg:y2="-1.6587in"><text:p/></draw:line><text:line-break/></text:p>
            <text:p text:style-name="P4"/>
            <text:p text:style-name="P11">At a technology</text:p>
            <text:p text:style-name="P11">press briefing</text:p>
            <text:p text:style-name="P1"/>
          </table:table-cell>
          <table:table-cell table:style-name="Table1.A1" office:value-type="string">
            <text:p text:style-name="P3"><draw:line text:anchor-type="paragraph" draw:z-index="34" draw:style-name="gr1" draw:text-style-name="P14" svg:x1="6.8709in" svg:y1="-1.6709in" svg:x2="7.0563in" svg:y2="-1.6709in"><text:p/></draw:line><draw:line text:anchor-type="paragraph" draw:z-index="35" draw:style-name="gr1" draw:text-style-name="P14" svg:x1="3.3957in" svg:y1="-1.8807in" svg:x2="3.3957in" svg:y2="-1.6587in"><text:p/></draw:line><text:line-break/></text:p>
            <text:p text:style-name="P5"/>
            <text:p text:style-name="P11">To a group of</text:p>
            <text:p text:style-name="P11">quantum physists <text:line-break/>at CERN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draw:line text:anchor-type="paragraph" draw:z-index="36" draw:style-name="gr1" draw:text-style-name="P14" svg:x1="6.8709in" svg:y1="-1.6709in" svg:x2="7.0563in" svg:y2="-1.6709in"><text:p/></draw:line><draw:line text:anchor-type="paragraph" draw:z-index="37" draw:style-name="gr1" draw:text-style-name="P14" svg:x1="3.3957in" svg:y1="-1.8807in" svg:x2="3.3957in" svg:y2="-1.6587in"><text:p/></draw:line><text:line-break/></text:p>
            <text:p text:style-name="P4"/>
            <text:p text:style-name="P11">For the Operations Group</text:p>
            <text:p text:style-name="P11">at a Fortune 100<text:line-break/>corporation</text:p>
            <text:p text:style-name="P1"/>
          </table:table-cell>
          <table:table-cell table:style-name="Table1.A1" office:value-type="string">
            <text:p text:style-name="P3"><draw:line text:anchor-type="paragraph" draw:z-index="38" draw:style-name="gr1" draw:text-style-name="P14" svg:x1="6.8709in" svg:y1="-1.6709in" svg:x2="7.0563in" svg:y2="-1.6709in"><text:p/></draw:line><draw:line text:anchor-type="paragraph" draw:z-index="39" draw:style-name="gr1" draw:text-style-name="P14" svg:x1="3.3957in" svg:y1="-1.8807in" svg:x2="3.3957in" svg:y2="-1.6587in"><text:p/></draw:line><text:line-break/></text:p>
            <text:p text:style-name="P5"/>
            <text:p text:style-name="P11">To a group of</text:p>
            <text:p text:style-name="P11">Girl/Boy Scouts</text:p>
            <text:p text:style-name="P11">on Technolgy Day</text:p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sh Berkus</meta:initial-creator>
    <meta:creation-date>2007-10-27T13:17:37</meta:creation-date>
    <dc:date>2016-01-13T19:22:38.021531267</dc:date>
    <meta:printed-by>Josh Berkus</meta:printed-by>
    <meta:print-date>2008-07-17T13:15:54</meta:print-date>
    <dc:language>en-US</dc:language>
    <meta:editing-cycles>16</meta:editing-cycles>
    <meta:editing-duration>PT4H34M45S</meta:editing-duration>
    <meta:document-statistic meta:table-count="1" meta:image-count="0" meta:object-count="0" meta:page-count="3" meta:paragraph-count="58" meta:word-count="127" meta:character-count="714" meta:non-whitespace-character-count="599"/>
    <meta:user-defined meta:name="Info 1"/>
    <meta:user-defined meta:name="Info 2"/>
    <meta:user-defined meta:name="Info 3"/>
    <meta:user-defined meta:name="Info 4"/>
  </office:meta>
</office:document-meta>
</file>